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Normal">
      <style:text-properties fo:color="#ff0000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text-properties fo:font-size="16pt" style:font-size-asian="16pt" style:font-size-complex="16pt"/>
    </style:style>
    <style:style style:name="P4" style:family="paragraph" style:parent-style-name="Normal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Normal">
      <style:text-properties fo:color="#000000"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P6" style:family="paragraph" style:parent-style-name="Normal">
      <style:paragraph-properties fo:margin-top="0cm" fo:margin-bottom="0.529cm" loext:contextual-spacing="false" fo:line-height="100%" fo:padding="0cm" fo:border="0.26pt solid #d9d9e3" style:shadow="none"/>
      <style:text-properties fo:color="#000000"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P7" style:family="paragraph" style:parent-style-name="Normal">
      <style:paragraph-properties fo:margin-top="0cm" fo:margin-bottom="0.529cm" loext:contextual-spacing="false" fo:line-height="100%"/>
      <style:text-properties fo:color="#000000"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P8" style:family="paragraph" style:parent-style-name="Normal">
      <style:paragraph-properties fo:margin-top="0.529cm" fo:margin-bottom="0.529cm" loext:contextual-spacing="false" fo:line-height="100%" fo:padding="0cm" fo:border="0.26pt solid #d9d9e3" style:shadow="none"/>
      <style:text-properties fo:color="#000000"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P9" style:family="paragraph" style:parent-style-name="Normal">
      <style:paragraph-properties fo:margin-top="0.529cm" fo:margin-bottom="0.529cm" loext:contextual-spacing="false" fo:line-height="100%" fo:padding="0cm" fo:border="0.26pt solid #d9d9e3" style:shadow="none"/>
      <style:text-properties fo:color="#000000" style:font-name="Segoe UI" fo:font-size="13.5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3.5pt" style:language-asian="es" style:country-asian="ES" style:font-name-complex="Segoe UI" style:font-size-complex="13.5pt"/>
    </style:style>
    <style:style style:name="P10" style:family="paragraph" style:parent-style-name="Normal">
      <style:paragraph-properties fo:margin-top="0.529cm" fo:margin-bottom="0.529cm" loext:contextual-spacing="false" fo:line-height="100%" fo:padding="0cm" fo:border="0.26pt solid #d9d9e3" style:shadow="none"/>
      <style:text-properties fo:color="#ff0000" style:font-name="Segoe UI" fo:font-size="13.5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3.5pt" style:language-asian="es" style:country-asian="ES" style:font-name-complex="Segoe UI" style:font-size-complex="13.5pt"/>
    </style:style>
    <style:style style:name="P11" style:family="paragraph" style:parent-style-name="Normal">
      <style:paragraph-properties fo:margin-top="0.529cm" fo:margin-bottom="0.529cm" loext:contextual-spacing="false" fo:line-height="100%" fo:padding="0cm" fo:border="0.26pt solid #d9d9e3" style:shadow="none"/>
    </style:style>
    <style:style style:name="P12" style:family="paragraph" style:parent-style-name="Normal">
      <style:paragraph-properties fo:margin-top="0.529cm" fo:margin-bottom="0.529cm" loext:contextual-spacing="false" fo:line-height="100%" fo:padding="0cm" fo:border="0.26pt solid #d9d9e3" style:shadow="none"/>
      <style:text-properties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P13" style:family="paragraph" style:parent-style-name="Normal">
      <style:paragraph-properties fo:margin-top="0.529cm" fo:margin-bottom="0.529cm" loext:contextual-spacing="false" fo:line-height="100%"/>
      <style:text-properties fo:color="#000000"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P14" style:family="paragraph" style:parent-style-name="Normal">
      <style:paragraph-properties fo:margin-top="0.529cm" fo:margin-bottom="0.176cm" loext:contextual-spacing="false" fo:line-height="100%" fo:padding="0cm" fo:border="0.26pt solid #d9d9e3" style:shadow="none"/>
      <style:text-properties fo:color="#ff0000"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P15" style:family="paragraph" style:parent-style-name="Normal">
      <style:paragraph-properties fo:margin-top="0.529cm" fo:margin-bottom="0.176cm" loext:contextual-spacing="false" fo:line-height="100%" fo:padding="0cm" fo:border="0.26pt solid #d9d9e3" style:shadow="none"/>
    </style:style>
    <style:style style:name="P16" style:family="paragraph" style:parent-style-name="Normal">
      <style:paragraph-properties fo:margin-top="0.529cm" fo:margin-bottom="0.176cm" loext:contextual-spacing="false" fo:line-height="100%" fo:padding="0cm" fo:border="0.26pt solid #d9d9e3" style:shadow="none"/>
      <style:text-properties fo:color="#000000"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P17" style:family="paragraph" style:parent-style-name="Normal">
      <style:paragraph-properties fo:margin-top="0.529cm" fo:margin-bottom="0.176cm" loext:contextual-spacing="false" fo:line-height="100%" fo:padding="0cm" fo:border="0.26pt solid #d9d9e3" style:shadow="none"/>
      <style:text-properties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P18" style:family="paragraph" style:parent-style-name="Normal">
      <style:paragraph-properties fo:margin-top="0.529cm" fo:margin-bottom="0.176cm" loext:contextual-spacing="false" fo:line-height="100%"/>
      <style:text-properties fo:color="#000000"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P19" style:family="paragraph" style:parent-style-name="Normal" style:master-page-name="MP0">
      <style:paragraph-properties style:page-number="auto" fo:break-before="page"/>
    </style:style>
    <style:style style:name="P20" style:family="paragraph" style:parent-style-name="Normal">
      <style:text-properties officeooo:paragraph-rsid="000eb433"/>
    </style:style>
    <style:style style:name="T1" style:family="text">
      <style:text-properties fo:color="#000000"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T2" style:family="text">
      <style:text-properties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T3" style:family="text">
      <style:text-properties fo:color="#ff0000" style:font-name="Segoe UI" fo:font-size="13.5pt" style:font-name-asian="Times New Roman" style:font-size-asian="13.5pt" style:language-asian="es" style:country-asian="ES" style:font-name-complex="Segoe UI" style:font-size-complex="13.5pt"/>
    </style:style>
    <style:style style:name="T4" style:family="text">
      <style:text-properties fo:color="#ff0000" style:font-name="Segoe UI" fo:font-size="16pt" style:font-name-asian="Times New Roman" style:font-size-asian="16pt" style:language-asian="es" style:country-asian="ES" style:font-name-complex="Segoe UI" style:font-size-complex="16pt"/>
    </style:style>
    <style:style style:name="T5" style:family="text">
      <style:text-properties style:font-name="Times New Roman" fo:font-size="12pt" style:font-name-asian="Times New Roman" style:font-size-asian="12pt" style:language-asian="es" style:country-asian="ES" style:font-size-complex="12pt"/>
    </style:style>
    <style:style style:name="T6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HOME /INICI</text:p>
      <text:p text:style-name="Normal"/>
      <text:p text:style-name="Normal">Harmonia femenina fa referencia a l’equilibri i connexió de la dona amb la seva propia esencia i el món que la rodeja; implica conectarse amb la naturaleza i amb els cicles biologics i emocionals.</text:p>
      <text:p text:style-name="Normal">Tracta sobre honrar i abraçar la feminitat com part fundamental de l’èsser.</text:p>
      <text:p text:style-name="Normal">Acollir la imperfecció de la bellesa, d’acceptar la totalitat del que una és, amb les llums i ombres que ens acompañen.</text:p>
      <text:p text:style-name="Normal">I per cada dona aquest equilibri será diferent i únic; per tant és un bonic camí a recorrer per viure en plenitud.</text:p>
      <text:p text:style-name="Normal">Harmonia femenina és un espai on convido a les dones que desitgin a recorrer aquest cami juntes, per reconeixer i apropiar-se de la seva feminitat i viure-la d’una forma sana i nutridora.</text:p>
      <text:p text:style-name="Normal">Benvinguda!</text:p>
      <text:p text:style-name="P1">Arquetips de dona:</text:p>
      <text:p text:style-name="P1">imatges</text:p>
      <text:p text:style-name="Normal"/>
      <text:p text:style-name="Normal"/>
      <text:p text:style-name="P1">Frases inspiradores i foto</text:p>
      <text:p text:style-name="Normal"/>
      <text:p text:style-name="Normal"/>
      <text:p text:style-name="Normal">SOBRE MI</text:p>
      <text:p text:style-name="P2">Vull compartir el meu propi recorregut d’acolliment de la meva feminitat.</text:p>
      <text:p text:style-name="P2">Des de ben petita, he sentit que disposava d’una bona dosis d’energia masculina, transmetent seguretat, força, vitalitat… i més aviat allunyada de la feminitat, malentesa aleshores com a debilitat i a més on no tenia espai per expressar-se. </text:p>
      <text:p text:style-name="P2">Aixi doncs, el meu aprenentatge ha estat deixar anar aquestes creences limitadores, la rigidesa i corasses per poder deixar espai a les meves qualitats femenines i la força que m’aporten, des d’un lloc nou, més subtil, més delicat, més amoròs.</text:p>
      <text:p text:style-name="P2">I d’aquesta manera, els meus dons com l’entusiasme i la capacitat de sostener emocionalment a l’altre, poden brillar si ho acompanyo d’energia femenina. Sense aquesta, l’entusiasme em feia sentir sola, ja que em dirigia al futur amb il·lusió però sense mirar i adonar-me de qui m’acompanyava, sense compartir-ho….. I la capacitat de sostener, sense la femenitat, em desconnectava de mi i del meu món intern o de les meves necesistats, anclada en la funcionalitat i en pro de esdevenir un pilar per a l’altre.</text:p>
      <text:p text:style-name="Normal"/>
      <text:p text:style-name="Normal"/>
      <text:p text:style-name="Normal"><text:soft-page-break/>Acollir la meva feminitat m’ha permès afluixar, cedir, reposar, obrir-me, confiar. Per arribar aquí he necessitat trencar-me, per reconstruir-me, integrant tot el que sóc.</text:p>
      <text:p text:style-name="Normal">Agraeixo a la vida la oportunitat de viure’m dona. </text:p>
      <text:p text:style-name="Normal">Agraeixo haver pogut transitar el procès d’acceptació del meu cos, reconeixer les meves inseguretats i aprendre’m a estimar autenticament, abraçant tot el meu ésser.</text:p>
      <text:p text:style-name="Normal">En aquest recorregut, m’han ajudat diferents recursos, on la base la vaig adquirir amb la llicenciatura de psicología (UAB), deprès vaig poder explorar i aceptar les meves llums i ombres, tot sanant les meves ferides amb la formació de terapeuta Gestalt (Espai Gestalt).</text:p>
      <text:p text:style-name="Normal"><text:s/>Més tard, em va ajudar un contacte més profund amb el cos i el seu llenguatge amb el postgrau de “el cos en la teràpia” (Lo corporal, de Javier Muro). </text:p>
      <text:p text:style-name="Normal">Per entendre millor el funcionament dels pensaments i hàbits vaig incorporar el practitioner en PNL amb en Xavier Pirla.</text:p>
      <text:p text:style-name="Normal"><text:s/>Des d’una mirada més desenfadada i sistèmica vaig aprendre sobre terapia amb ninos de playmobil amb Anna Ferre. </text:p>
      <text:p text:style-name="Normal">Amb ganes de tenir més eines per treballar amb el cos de l’altre, vaig incorporar la formació de massatge tailandes (ISMET).</text:p>
      <text:p text:style-name="Normal">Més recenment, per profunditzar amb la meva feminitat m’he format com a facilitadora de dansa utera amb la Núria Peguera.</text:p>
      <text:p text:style-name="Normal">I continuo amb ganes d’anar aprenent, amb inquietuds diverses per expandir-me en tot moment. </text:p>
      <text:p text:style-name="Normal">Aixi doncs, visc des de l’actitud d’aprendre, i no de saber perquè des de la posició de “ja sé” em quedaría estancada i jo estic compromesa amb el meu creixement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/>
      <text:p text:style-name="P6">LES MEVES PROPOSTES</text:p>
      <text:p text:style-name="P6"><text:soft-page-break/>L'art de ser dona és un camí profundament personal i individual. Com a terapeuta, estic compromesa a acompanyar les dones en aquest viatge, i a ajudar-les a descobrir la seva pròpia veritat i autenticitat.</text:p>
      <text:p text:style-name="P8">Per a mi, el treball amb les dones comença per honrar i celebrar la nostra femininitat. Això significa acceptar-nos tal com som, amb totes les nostres llums i ombres, i reconèixer que la nostra feminitat és una força que ens connecta amb la nostra creativitat, la nostra intuïció i la nostra capacitat de cura.</text:p>
      <text:p text:style-name="P10">Continuación</text:p>
      <text:p text:style-name="P11"><text:span text:style-name="Fuente_20_de_20_párrafo_20_predeter."><text:span text:style-name="T1">Com a terapeuta estic compromesa en acompanyar les dones en el seu propi camí, ajudant-les a descobrir i desenvolupar el seu potencial i a trobar la seva pròpia forma de viure plenament</text:span></text:span></text:p>
      <text:p text:style-name="P8">En el meu acompanyament, utilitzo una combinació de teràpia Gestalt, corporal i dansa utera per ajudar les dones a connectar amb el seu cos i les seves emocions, i a explorar les seves experiències i desitjos més profunds. A través d'aquest procés, les dones poden descobrir les seves pròpies veus i expressar-se amb autenticitat.</text:p>
      <text:p text:style-name="P11"><text:span text:style-name="Fuente_20_de_20_párrafo_20_predeter."><text:span text:style-name="T2">El meu proposit és oferir un espai intim, acollidor i segur, dedicat al benestar i creixement personal</text:span></text:span><text:span text:style-name="Fuente_20_de_20_párrafo_20_predeter."><text:span text:style-name="T1">, on la connexió amb la feminitat pot ser un fil conductor de l’autodescobriment, l’acceptació i reconexió amb una mateixa.</text:span></text:span></text:p>
      <text:p text:style-name="P20"><text:span text:style-name="Fuente_20_de_20_párrafo_20_predeter."><text:span text:style-name="T3"/></text:span></text:p>
      <text:p text:style-name="P14"/>
      <text:p text:style-name="P15"><text:span text:style-name="Fuente_20_de_20_párrafo_20_predeter."><text:span text:style-name="T5">Espero poder ayudar a más mujeres a encontrar su equilibrio y conexión interna</text:span></text:span></text:p>
      <text:p text:style-name="Normal">me enfoco en ayudar a las personas a desarrollar su autoconciencia y a encontrar nuevas formas de vivir plenamente en el momento presente, con el objetivo de mejorar su bienestar emocional, mental y comportamental.</text:p>
      <text:p text:style-name="P14"><text:soft-page-break/></text:p>
      <text:p text:style-name="P14">Acompanyament individual</text:p>
      <text:p text:style-name="P14"/>
      <text:p text:style-name="P14">En les sessions d’acompanyament individual, treballo amb la persona per crear un ambient segur i de recolzament, en el que se senti lliure per explorar el seu món intern i conectar-se amb les seves sensacions, emocions i pensaments. <text:s/>A través d’aquest procès esdevené més conscient dels seus patrons, de les seves creences, de quines són limitadores i d’aquesta manera desenvolupar noves formes de pensar i comportar-se que li permetin viure d’una forma més saludable i en plenitud, tot adquirint noves formes d’interactuar amb ella mateixa i el mon que la rodeja. </text:p>
      <text:p text:style-name="P14"><text:s/>El proposit d’aquest acompanyament és atorgar a la persona recursos i capacitat d’autorregulació emocional per prendre desicions conscients tot facilitant la connexió amb el seu cos, ment i anima per fomentar la seva salut i benestar general.</text:p>
      <text:p text:style-name="P8"/>
      <text:p text:style-name="Normal"><text:s/></text:p>
      <text:p text:style-name="Normal"/>
      <text:p text:style-name="P8"/>
      <text:p text:style-name="P8"/>
      <text:p text:style-name="P9">Dansant la feminitat</text:p>
      <text:p text:style-name="P8">La proposta de dansant la feminitat es basa en l’ensenyament de “Danza Utera” de Núria Peguera, complementant-se amb dinàmiques que profunditzen i ajuden a integrar el que es revela en cada sessió.</text:p>
      <text:p text:style-name="P16"><text:soft-page-break/>Dansa utera és una pràctiva transformadora que et convida a explorar i conectar amb el teu cos i poder femení a través del moviment i la meditació d’una manera respectuosa i amorosa. </text:p>
      <text:p text:style-name="P15"><text:span text:style-name="Fuente_20_de_20_párrafo_20_predeter."><text:span text:style-name="T6">Es tracta d’un tipus de dansa que honra i celebra la feminitat. </text:span></text:span><text:span text:style-name="Fuente_20_de_20_párrafo_20_predeter."><text:span text:style-name="T4"><text:s/></text:span></text:span></text:p>
      <text:p text:style-name="P17">Está basada en la idea de que l’úter es un centre de poder i creativitat en el cos de la dona, i que mitjançant la dansa i el movimient podem desfer bloqueigs emocionals i físics , mobilitzant l’energia estancada en el cos i aconseguint una sensació de renovació, permetent que l’energia femeninan flueixi lliurement i de forma autèntica.</text:p>
      <text:p text:style-name="P3">A més, al practicar la dansa utera, les dones poden experimentar una sensació d’empoderament i confiança amb el seu cos i la seva feminitat. Això pot tenir un efecte positiu en l’autoestima i autoimatge.</text:p>
      <text:p text:style-name="P16">Com practicant de la Dansa Útera, he experimentat en primera persona el poder d’aquesta práctica en la meva propia vida. M’ha permés connectar amb el meu cos i la meva energía femenina, alliberant tensions i trobant un espai d’ harmonía interior, integrant el meu femení i masculí.</text:p>
      <text:p text:style-name="P3"/>
      <text:p text:style-name="P12">Durant les sessions, et convido a deixar anar i cedir el control, permetent que la música i les meves instruccions com a facilitadora et guïn en un viatge profund d’empoderament femení i connexió amb el teu cos i energía sagrada. </text:p>
      <text:p text:style-name="P12">Així doncs, et proposo a explorar el teu cos i <text:s/>energía femenina d’una manera profunda i significativa, tot gaudint d’aquesta experiencia única.</text:p>
      <text:p text:style-name="P8"/>
      <text:p text:style-name="P8"><text:soft-page-break/></text:p>
      <text:p text:style-name="P8"/>
      <text:p text:style-name="P8"/>
      <text:p text:style-name="P8"/>
      <text:p text:style-name="Normal"/>
      <text:p text:style-name="Normal"/>
      <text:p text:style-name="P4">Aniversaris conscients</text:p>
      <text:p text:style-name="Normal"/>
      <text:p text:style-name="P7">Un ritual de aniversario consciente es una ceremonia que se realiza para celebrar un aniversario de una manera significativa y consciente. Es una oportunidad para reflexionar sobre el pasado y reconocer el progreso y los logros alcanzados, así como para establecer intenciones para el futuro.</text:p>
      <text:p text:style-name="P7">Es un momento para desconectar de la rutina diaria y conectarse con uno mismo y con lo que es importante.</text:p>
      <text:p text:style-name="P5">aniversario consciente, es importante tomarse el tiempo para reflexionar sobre el pasado año y reconocer los altibajos, los logros y las lecciones aprendidas. También es importante establecer intenciones claras para el próximo año y considerar cómo se pueden alcanzar estos objetivos de una manera auténtica y significativa</text:p>
      <text:p text:style-name="P5"/>
      <text:p text:style-name="Normal"><text:span text:style-name="Fuente_20_de_20_párrafo_20_predeter."><text:span text:style-name="T1">crear espais màgics per honrar la vida, per celebrar i posar intención a aquesta nova volta al sol que s’inicia.</text:span></text:span></text:p>
      <text:p text:style-name="P13">El ritual puede involucrar elementos simbólicos como velas, cristales o plantas, que representen aspectos importantes del año pasado o de las intenciones para el futuro. También puede incluir prácticas de autocuidado como meditación, yoga o un baño relajante.</text:p>
      <text:p text:style-name="P18"><text:soft-page-break/>consciente es una oportunidad para reconocer y honrar el pasado, establecer intenciones para el futuro y conectarse con uno mismo y con lo que es importante en la vida.</text:p>
      <text:p text:style-name="P13">El ritual de aniversario consciente es una oportunidad para celebrar un hito significativo en la vida de una persona de una manera reflexiva y consciente. Es una manera de honrar y reconocer el crecimiento personal y los logros alcanzados en el último año, y también una oportunidad para reflexionar sobre lo que se ha aprendido y lo que se desea manifestar en el futuro.</text:p>
      <text:p text:style-name="Normal"><text:span text:style-name="Fuente_20_de_20_párrafo_20_predeter."><text:span text:style-name="T1">a aumentar la autoconciencia y la conexión con uno mismo</text:span></text:span></text:p>
      <text:p text:style-name="Normal"><text:span text:style-name="Fuente_20_de_20_párrafo_20_predeter."><text:span text:style-name="T1">conducir a una mayor satisfacción y felicidad en la vida. </text:span></text:span></text:p>
      <text:p text:style-name="P13">una oportunidad para conectarse con seres queridos y crear recuerdos significativos juntos.</text:p>
      <text:p text:style-name="P13">puede ser personalizado y adaptado a las necesidades y preferencias individuales.</text:p>
      <text:p text:style-name="Normal">Este momento puede ser una oportunidad para compartir pensamientos y sentimientos y para expresar gratitud por la otra persona.</text:p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/>
    <dc:description/>
    <dc:subject/>
    <meta:initial-creator>lidia.molist@yahoo.es</meta:initial-creator>
    <meta:creation-date>2023-03-20T16:53:00Z</meta:creation-date>
    <dc:date>2023-04-10T15:28:25.604000000</dc:date>
    <meta:editing-cycles>10</meta:editing-cycles>
    <meta:editing-duration>PT4H33M40S</meta:editing-duration>
    <meta:document-statistic meta:table-count="0" meta:image-count="0" meta:object-count="0" meta:page-count="7" meta:paragraph-count="61" meta:word-count="1557" meta:character-count="9516" meta:non-whitespace-character-count="8002"/>
    <meta:template xlink:type="simple" xlink:actuate="onRequest" xlink:title="" xlink:href="Normal"/>
  </office:meta>
</office:document-meta>
</file>